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3E0F22CD5267C4C1C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1.452cm" svg:height="20.84cm" draw:z-index="0"><draw:image xlink:href="Pictures/10000000000003FD000003E0F22CD5267C4C1C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6T21:41:59.559856223</dc:date>
    <meta:editing-duration>PT20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